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b72e" officeooo:paragraph-rsid="0001b72e"/>
    </style:style>
    <style:style style:name="P2" style:family="paragraph" style:parent-style-name="Text_20_body">
      <style:text-properties officeooo:rsid="0001b72e" officeooo:paragraph-rsid="0001b72e"/>
    </style:style>
    <style:style style:name="P3" style:family="paragraph" style:parent-style-name="Text_20_body">
      <style:text-properties officeooo:paragraph-rsid="0001b72e"/>
    </style:style>
    <style:style style:name="P4" style:family="paragraph" style:parent-style-name="Title">
      <style:text-properties fo:font-size="26pt" officeooo:rsid="0001b72e" officeooo:paragraph-rsid="0001b72e" style:font-size-asian="26pt" style:font-size-complex="26pt"/>
    </style:style>
    <style:style style:name="P5" style:family="paragraph" style:parent-style-name="Heading_20_1">
      <style:paragraph-properties fo:break-before="page"/>
      <style:text-properties officeooo:rsid="0001b72e" officeooo:paragraph-rsid="0001b72e"/>
    </style:style>
    <style:style style:name="P6" style:family="paragraph" style:parent-style-name="Heading_20_2">
      <style:text-properties officeooo:rsid="0001b72e" officeooo:paragraph-rsid="0001b72e"/>
    </style:style>
    <style:style style:name="P7" style:family="paragraph" style:parent-style-name="Heading_20_3">
      <style:text-properties officeooo:paragraph-rsid="0005f911"/>
    </style:style>
    <style:style style:name="T1" style:family="text">
      <style:text-properties officeooo:rsid="0001b72e"/>
    </style:style>
    <style:style style:name="T2" style:family="text">
      <style:text-properties officeooo:rsid="0003b043"/>
    </style:style>
    <style:style style:name="T3" style:family="text">
      <style:text-properties officeooo:rsid="0005f9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Fifth Fundamental Dev Design Doc</text:p>
      <text:p text:style-name="P1"/>
      <text:p text:style-name="P1">Project Structure.</text:p>
      <text:h text:style-name="P5" text:outline-level="1">Project Structure:</text:h>
      <text:p text:style-name="P2">The Project is made up of a bunch of parallel crates. This helps with separation of concerns.</text:p>
      <text:p text:style-name="P3"/>
      <text:h text:style-name="P6" text:outline-level="2">Crates:</text:h>
      <text:h text:style-name="P7" text:outline-level="3"><text:span text:style-name="T2">t5f_ai</text:span><text:span text:style-name="T1"><text:line-break/>t5f_camera<text:line-break/>t5f_combat<text:line-break/>t5f_command<text:line-break/>t5f_content<text:line-break/></text:span><text:span text:style-name="T2">t5f_game</text:span><text:span text:style-name="T1"><text:line-break/>t5f_navigation<text:line-break/>tf5_network<text:line-break/>t5f_persistence<text:line-break/></text:span><text:span text:style-name="T3">t5f_production<text:line-break/></text:span><text:span text:style-name="T1">t5f_utility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0T00:57:36.853000000</meta:creation-date>
    <dc:date>2023-12-28T20:42:28.752000000</dc:date>
    <meta:editing-duration>PT20M10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6" meta:word-count="39" meta:character-count="303" meta:non-whitespace-character-count="270"/>
  </office:meta>
</office:document-meta>
</file>